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AccessControlPolicyImpl.NamedAccessControlPolicyImpl( String jc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AccessControlPolicy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